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43dc" officeooo:paragraph-rsid="001a43dc"/>
    </style:style>
    <style:style style:name="P2" style:family="paragraph" style:parent-style-name="Standard">
      <style:text-properties officeooo:rsid="001b6330" officeooo:paragraph-rsid="001b6330"/>
    </style:style>
    <style:style style:name="T1" style:family="text">
      <style:text-properties officeooo:rsid="001d62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总体进度</text:p>
      <text:p text:style-name="P1">基本完成对静态编译的支持</text:p>
      <text:p text:style-name="P1">* 对sys_fork, sys_clone, sys_exec</text:p>
      <text:p text:style-name="P1">2. 效果展示</text:p>
      <text:p text:style-name="P1">机制实现：syscall =&gt; func call</text:p>
      <text:p text:style-name="P1">2.1　汇编的改变</text:p>
      <text:p text:style-name="P1">2.2　调试信息的输出</text:p>
      <text:p text:style-name="P1">效率提升：简单测例运行时间减少大约　2～3％</text:p>
      <text:p text:style-name="P1">* 没有评测鸭</text:p>
      <text:p text:style-name="P1">* 关闭时钟中断调度</text:p>
      <text:p text:style-name="P1">* 连续运行取稳定时间</text:p>
      <text:p text:style-name="P2">3.下一步工作</text:p>
      <text:p text:style-name="P2">* 动态链接的进度</text:p>
      <text:p text:style-name="P2">* 增加对于sys_fork/clone/exec 更好的支持</text:p>
      <text:p text:style-name="P2">* 使用符号解析代替系统调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0:50:05.999081481</meta:creation-date>
    <dc:date>2019-11-08T08:54:05.248052015</dc:date>
    <meta:editing-duration>PT7H33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34" meta:character-count="214" meta:non-whitespace-character-count="196"/>
  </office:meta>
</office:document-meta>
</file>